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7d23" officeooo:paragraph-rsid="00077d23"/>
    </style:style>
    <style:style style:name="P2" style:family="paragraph" style:parent-style-name="Standard">
      <style:text-properties officeooo:rsid="0008007e" officeooo:paragraph-rsid="0008007e"/>
    </style:style>
    <style:style style:name="P3" style:family="paragraph" style:parent-style-name="Standard">
      <style:text-properties officeooo:rsid="0008007e" officeooo:paragraph-rsid="0008007e"/>
    </style:style>
    <style:style style:name="T1" style:family="text">
      <style:text-properties officeooo:rsid="0008007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806d8" style:font-weight-asian="bold" style:font-weight-complex="bold"/>
    </style:style>
    <style:style style:name="T4" style:family="text">
      <style:text-properties fo:font-weight="bold" officeooo:rsid="0008ec29" style:font-weight-asian="bold" style:font-weight-complex="bold"/>
    </style:style>
    <style:style style:name="T5" style:family="text">
      <style:text-properties fo:font-weight="bold" officeooo:rsid="000ae181" style:font-weight-asian="bold" style:font-weight-complex="bold"/>
    </style:style>
    <style:style style:name="T6" style:family="text">
      <style:text-properties fo:font-weight="bold" officeooo:rsid="000cd20a" style:font-weight-asian="bold" style:font-weight-complex="bold"/>
    </style:style>
    <style:style style:name="T7" style:family="text">
      <style:text-properties officeooo:rsid="000ae1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renciamento de Tempo</text:p>
      <text:p text:style-name="P1"/>
      <text:p text:style-name="P1">- Descrição das atividades</text:p>
      <text:p text:style-name="P1"/>
      <text:p text:style-name="P1">1 Preparação</text:p>
      <text:p text:style-name="P1">1.1 Entender o problema – <text:span text:style-name="T3">Sala de reuniões – </text:span><text:span text:style-name="T5">2 dias</text:span></text:p>
      <text:p text:style-name="P1">1.2 Levantamento de requisitos – <text:span text:style-name="T3">Disponibilidade do stakeholder – </text:span><text:span text:style-name="T5">1 semana</text:span></text:p>
      <text:p text:style-name="P1">1.3 Modelagem de dados – <text:span text:style-name="T3">Ferramentas de modelagens de dados – </text:span><text:span text:style-name="T5">1 semana</text:span></text:p>
      <text:p text:style-name="P1">1.4 Escolha da tecnologia – <text:span text:style-name="T4">Sala de reniões –</text:span><text:span text:style-name="T5"> 1 dia</text:span></text:p>
      <text:p text:style-name="P1"/>
      <text:p text:style-name="P1">2 Execução/<text:span text:style-name="T1">Desenvolvimento </text:span></text:p>
      <text:p text:style-name="P2">2.1 Prototipagem –<text:span text:style-name="T2"> </text:span><text:span text:style-name="T5">Ferramentas de prototipagem – 1 semana</text:span></text:p>
      <text:p text:style-name="P2">2.2 Desenvolvimento –<text:span text:style-name="T2"> </text:span><text:span text:style-name="T5">IDEs – 3 mêses</text:span></text:p>
      <text:p text:style-name="P2">2.3 Testes –<text:span text:style-name="T2"> </text:span><text:span text:style-name="T5">Ferramentas de automação de testes, sala de testes – 1 semana</text:span></text:p>
      <text:p text:style-name="P2">2.4 Validação de requisitos –<text:span text:style-name="T2"> </text:span><text:span text:style-name="T5">Sala de reuniões – 4 dias</text:span></text:p>
      <text:p text:style-name="P2"/>
      <text:p text:style-name="P2">3 Implantação</text:p>
      <text:p text:style-name="P2">3.1 Implantação<text:span text:style-name="T2"> – </text:span><text:span text:style-name="T5">Empresa – 2 dias</text:span></text:p>
      <text:p text:style-name="P2">3.2 Testes <text:span text:style-name="T7">em produção –</text:span><text:span text:style-name="T5"> Local de implantação – 1 mês</text:span></text:p>
      <text:p text:style-name="P2">3.3 Validação com o cliente –<text:span text:style-name="T2"> </text:span><text:span text:style-name="T5">Local de implantação – 1 dia</text:span></text:p>
      <text:p text:style-name="P2">3.4 Gerar relatórios de satisfação<text:span text:style-name="T2"> – </text:span><text:span text:style-name="T5">Escritório – 1 dia</text:span></text:p>
      <text:p text:style-name="P2"/>
      <text:p text:style-name="P2">4 Manutenção</text:p>
      <text:p text:style-name="P2">4.1 Manutenção<text:span text:style-name="T2"> – </text:span><text:span text:style-name="T5">Empresa – </text:span><text:span text:style-name="T6">1 an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3T21:48:05.185734739</meta:creation-date>
    <dc:date>2018-05-24T22:21:28.368364962</dc:date>
    <meta:editing-duration>PT3M40S</meta:editing-duration>
    <meta:editing-cycles>2</meta:editing-cycles>
    <meta:generator>LibreOffice/6.0.2.1$MacOSX_X86_64 LibreOffice_project/f7f06a8f319e4b62f9bc5095aa112a65d2f3ac89</meta:generator>
    <meta:document-statistic meta:table-count="0" meta:image-count="0" meta:object-count="0" meta:page-count="1" meta:paragraph-count="19" meta:word-count="123" meta:character-count="812" meta:non-whitespace-character-count="681"/>
  </office:meta>
</office:document-meta>
</file>